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8" style:parent-style-name="DefaultParagraphFont" style:family="text">
      <style:text-properties style:font-name="Courier New" style:font-name-complex="Courier New" fo:color="#000000" style:letter-kerning="false"/>
    </style:style>
    <style:style style:name="P3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4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4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4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4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4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4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4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4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4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4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5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5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5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5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5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5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5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5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hyphenate="true"/>
    </style:style>
    <style:style style:name="P5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9" style:parent-style-name="Standard" style:family="paragraph">
      <style:paragraph-properties fo:text-align="center"/>
      <style:text-properties fo:font-weight="bold" style:font-weight-asian="bold" style:font-weight-complex="bold"/>
    </style:style>
  </office:automatic-styles>
  <office:body>
    <office:text text:use-soft-page-breaks="true">
      <text:p text:style-name="P1">Title : Speaker Verification Using gaussian mixture models</text:p>
      <text:p text:style-name="P2"/>
      <text:p text:style-name="P3"><text:s text:c="2"/>Students:</text:p>
      <text:p text:style-name="P4"><text:s text:c="4"/>G . Jashwanth Reddy</text:p>
      <text:p text:style-name="P5"><text:s text:c="4"/>Kurra Lokesh</text:p>
      <text:p text:style-name="P6"><text:s text:c="8"/></text:p>
      <text:p text:style-name="Standard"><text:span text:style-name="T7">The basis for both the identification and verifi-</text:span><text:span text:style-name="T8"><text:s/>cation systems is the GMM used to <text:s text:c="9"/>represent speakers. More specifically, the distribution of feature vectors extracted from <text:s/></text:span></text:p>
      <text:p text:style-name="Standard"><text:span text:style-name="T9">a person’s speech is modeled by a Gaussian mixture density.</text:span></text:p>
      <text:p text:style-name="P10"/>
      <text:p text:style-name="Standard"><text:span text:style-name="T11">First, the speech is semented into frames by a 20 ms window</text:span><text:span text:style-name="T12"><text:s/>progressing at a 10 ms frame rate.</text:span></text:p>
      <text:p text:style-name="P13"/>
      <text:p text:style-name="Standard"><text:span text:style-name="T14">A speech activity detector (SAD) is then used to discard silence/noise frames.</text:span></text:p>
      <text:p text:style-name="P15"/>
      <text:p text:style-name="Standard"><text:span text:style-name="T16">Next, mel-scale cepstral feature vectors are extracted from the speech frames.</text:span></text:p>
      <text:p text:style-name="P17"/>
      <text:p text:style-name="Standard"><text:span text:style-name="T18">Verification system must decide if the input voice came fr</text:span><text:span text:style-name="T19">om claimed speaker ,with a well defined model , or not the claimed speaker which is not defined in the models.</text:span></text:p>
      <text:p text:style-name="P20"/>
      <text:p text:style-name="Standard"><text:span text:style-name="T21">Consider a input feature vector X .There are two possibilites</text:span></text:p>
      <text:p text:style-name="P22"/>
      <text:p text:style-name="Standard"><text:span text:style-name="T23">H0: X is the claimed speaker.</text:span></text:p>
      <text:p text:style-name="Standard"><text:span text:style-name="T24">H1:X is not the claimed speaker.</text:span></text:p>
      <text:p text:style-name="P25"/>
      <text:p text:style-name="Standard"><text:span text:style-name="T26">We have to apply</text:span><text:span text:style-name="T27"><text:s/>a likelihood ratio test to an input utterance to determine if the</text:span></text:p>
      <text:p text:style-name="Standard"><text:span text:style-name="T28">claimed speaker is accepted or rejected. i.e., given X and a speaker model<text:s/></text:span><text:span text:style-name="T29">λ we should find if the ratio Pr(X is from λ)/Pr(X is not from λ) &gt; some threshold (θ). If true then we accept th</text:span><text:span text:style-name="T30">at X is from th claimed speaker.</text:span></text:p>
      <text:p text:style-name="P31"/>
      <text:p text:style-name="P32"/>
      <text:p text:style-name="P33"/>
      <text:p text:style-name="P34"><text:span text:style-name="T35">Wavlet<text:s/></text:span><text:span text:style-name="T36">features : threshold_car</text:span><text:span text:style-name="T37">_noise_10db =<text:s/></text:span><text:span text:style-name="T38">3773.9</text:span></text:p>
      <text:p text:style-name="P39"/>
      <text:p text:style-name="P40">Generate spkrverifydata_car_10_2+3- cases.</text:p>
      <text:p text:style-name="P41">Tpr =194 , tnr = 291, fpr<text:s/>= 0 , fnr = 0;<text:s/><text:s/></text:p>
      <text:p text:style-name="P42">Precision = 99.4%<text:s/></text:p>
      <text:p text:style-name="P43"/>
      <text:p text:style-name="P44"/>
      <text:p text:style-name="P45">MFCC features:<text:s/>threshold_car_noise_10db = 3955.1</text:p>
      <text:p text:style-name="P46">Tpr<text:s/>= 192<text:s/>, tnr =291, fpr = 2<text:s/>, fnr = 0;</text:p>
      <text:p text:style-name="P47"/>
      <text:p text:style-name="P48">Threshold_white_noise_10db =3698.7<text:s text:c="2"/>mfcc</text:p>
      <text:p text:style-name="P49">Fnr = 179 fpr=113 tnr=115 tpr=83<text:s/>precision = tp/tp+fp = 42.3</text:p>
      <text:soft-page-break/>
      <text:p text:style-name="P50">Accuracy =<text:s/>tp+tn/p+n<text:s/>= 40.40<text:s/>spkr_recog=66.8%<?opendocument cursor-position?></text:p>
      <text:p text:style-name="P51"/>
      <text:p text:style-name="P52">Threshold_white_noise_10db =3585.3<text:s/>wavlet</text:p>
      <text:p text:style-name="P53">Tpr=87 tnr=132 fpr=109 fnr=162;<text:s/>precision = 39.7</text:p>
      <text:p text:style-name="P54"><text:s text:c="32"/>Accuracy = 45.6</text:p>
      <text:p text:style-name="P55">Spkr_recog %=50</text:p>
      <text:p text:style-name="P56"/>
      <text:p text:style-name="P57"/>
      <text:p text:style-name="P58"/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ashwanth </meta:initial-creator>
    <dc:creator>Jashwanth</dc:creator>
    <meta:creation-date>2014-01-27T15:05:00Z</meta:creation-date>
    <dc:date>2014-04-25T05:04:00Z</dc:date>
    <meta:template xlink:href="Normal" xlink:type="simple"/>
    <meta:editing-cycles>51</meta:editing-cycles>
    <meta:editing-duration>PT71700S</meta:editing-duration>
    <meta:document-statistic meta:page-count="2" meta:paragraph-count="3" meta:word-count="266" meta:character-count="1784" meta:row-count="12" meta:non-whitespace-character-count="1521"/>
  </office:meta>
</office:document-meta>
</file>